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86cm"/>
    </style:style>
    <style:style style:name="co2" style:family="table-column">
      <style:table-column-properties fo:break-before="auto" style:column-width="4.976cm"/>
    </style:style>
    <style:style style:name="co3" style:family="table-column">
      <style:table-column-properties fo:break-before="auto" style:column-width="4.519cm"/>
    </style:style>
    <style:style style:name="co4" style:family="table-column">
      <style:table-column-properties fo:break-before="auto" style:column-width="9.146cm"/>
    </style:style>
    <style:style style:name="co5" style:family="table-column">
      <style:table-column-properties fo:break-before="auto" style:column-width="2.362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>
      <style:table-cell-properties fo:padding="0.071cm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 style:data-style-name="N36">
      <style:table-cell-properties fo:padding="0.071cm"/>
    </style:style>
    <style:style style:name="ce4" style:family="table-cell" style:parent-style-name="Default" style:data-style-name="N40">
      <style:table-cell-properties fo:padding="0.071cm"/>
    </style:style>
    <style:style style:name="ce5" style:family="table-cell" style:parent-style-name="Default" style:data-style-name="N41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1" table:number-columns-repeated="2" table:default-cell-style-name="ce5"/>
        <table:table-column table:style-name="co5" table:number-columns-repeated="1017" table:default-cell-style-name="Default"/>
        <table:table-row table:style-name="ro1"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maria 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maria 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maria 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domenech</text:p>
          </table:table-cell>
          <table:table-cell office:value-type="string" calcext:value-type="string">
            <text:p>maria norma</text:p>
          </table:table-cell>
          <table:table-cell office:value-type="float" office:value="5645429" calcext:value-type="float">
            <text:p>564542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table:number-columns-repeated="1018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í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9" calcext:value-type="date">
            <text:p>09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9" calcext:value-type="date">
            <text:p>09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0" calcext:value-type="date">
            <text:p>10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0" calcext:value-type="date">
            <text:p>10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6" calcext:value-type="date">
            <text:p>16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7" calcext:value-type="date">
            <text:p>17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cañedo</text:p>
          </table:table-cell>
          <table:table-cell office:value-type="string" calcext:value-type="string">
            <text:p>ana maria</text:p>
          </table:table-cell>
          <table:table-cell office:value-type="float" office:value="6495519" calcext:value-type="float">
            <text:p>6495519</text:p>
          </table:table-cell>
          <table:table-cell office:value-type="string" calcext:value-type="string">
            <text:p>boleta de salida</text:p>
          </table:table-cell>
          <table:table-cell office:value-type="time" office:time-value="PT11H45M00S" calcext:value-type="time">
            <text:p>11:45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29" calcext:value-type="date">
            <text:p>29/04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5-07" calcext:value-type="date">
            <text:p>07/05/16</text:p>
          </table:table-cell>
          <table:table-cell office:value-type="string" calcext:value-type="string">
            <text:p>bustamante</text:p>
          </table:table-cell>
          <table:table-cell office:value-type="string" calcext:value-type="string">
            <text:p>maria elena</text:p>
          </table:table-cell>
          <table:table-cell office:value-type="float" office:value="6666612" calcext:value-type="float">
            <text:p>6666612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carlos</text:p>
          </table:table-cell>
          <table:table-cell office:value-type="float" office:value="10477843" calcext:value-type="float">
            <text:p>10477843</text:p>
          </table:table-cell>
          <table:table-cell office:value-type="string" calcext:value-type="string">
            <text:p>boleta de salida</text:p>
          </table:table-cell>
          <table:table-cell office:value-type="time" office:time-value="PT37H00M00S" calcext:value-type="time">
            <text:p>13:00:00</text:p>
          </table:table-cell>
          <table:table-cell office:value-type="time" office:time-value="PT38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carlos</text:p>
          </table:table-cell>
          <table:table-cell office:value-type="float" office:value="10477843" calcext:value-type="float">
            <text:p>1047784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carlos</text:p>
          </table:table-cell>
          <table:table-cell office:value-type="float" office:value="10477843" calcext:value-type="float">
            <text:p>10477843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tona</text:p>
          </table:table-cell>
          <table:table-cell office:value-type="string" calcext:value-type="string">
            <text:p>carlos</text:p>
          </table:table-cell>
          <table:table-cell office:value-type="float" office:value="10477843" calcext:value-type="float">
            <text:p>10477843</text:p>
          </table:table-cell>
          <table:table-cell table:style-name="ce4"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carugo</text:p>
          </table:table-cell>
          <table:table-cell office:value-type="string" calcext:value-type="string">
            <text:p>elida</text:p>
          </table:table-cell>
          <table:table-cell office:value-type="float" office:value="10659983" calcext:value-type="float">
            <text:p>10659983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carugo</text:p>
          </table:table-cell>
          <table:table-cell office:value-type="string" calcext:value-type="string">
            <text:p>elida</text:p>
          </table:table-cell>
          <table:table-cell office:value-type="float" office:value="10659983" calcext:value-type="float">
            <text:p>1065998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roberto</text:p>
          </table:table-cell>
          <table:table-cell office:value-type="float" office:value="10815491" calcext:value-type="float">
            <text:p>10815491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roberto</text:p>
          </table:table-cell>
          <table:table-cell office:value-type="float" office:value="10815491" calcext:value-type="float">
            <text:p>1081549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roberto</text:p>
          </table:table-cell>
          <table:table-cell office:value-type="float" office:value="10815491" calcext:value-type="float">
            <text:p>1081549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5-03-01" calcext:value-type="date">
            <text:p>01/03/15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30M00S" calcext:value-type="time">
            <text:p>15:30:00</text:p>
          </table:table-cell>
          <table:table-cell table:number-columns-repeated="1017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6-05" calcext:value-type="date">
            <text:p>05/06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ricardo</text:p>
          </table:table-cell>
          <table:table-cell office:value-type="float" office:value="11606333" calcext:value-type="float">
            <text:p>1160633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liliana</text:p>
          </table:table-cell>
          <table:table-cell office:value-type="float" office:value="11743817" calcext:value-type="float">
            <text:p>1174381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liliana</text:p>
          </table:table-cell>
          <table:table-cell office:value-type="float" office:value="11743817" calcext:value-type="float">
            <text:p>1174381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tombesi </text:p>
          </table:table-cell>
          <table:table-cell office:value-type="string" calcext:value-type="string">
            <text:p>liliana</text:p>
          </table:table-cell>
          <table:table-cell office:value-type="float" office:value="11743817" calcext:value-type="float">
            <text:p>1174381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tombesi </text:p>
          </table:table-cell>
          <table:table-cell office:value-type="string" calcext:value-type="string">
            <text:p>liliana</text:p>
          </table:table-cell>
          <table:table-cell office:value-type="float" office:value="11743817" calcext:value-type="float">
            <text:p>1174381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boleta de salida</text:p>
          </table:table-cell>
          <table:table-cell office:value-type="time" office:time-value="PT14H30M00S" calcext:value-type="time">
            <text:p>14:30:00</text:p>
          </table:table-cell>
          <table:table-cell table:number-columns-repeated="1018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marino</text:p>
          </table:table-cell>
          <table:table-cell office:value-type="string" calcext:value-type="string">
            <text:p>alberto</text:p>
          </table:table-cell>
          <table:table-cell office:value-type="float" office:value="12844874" calcext:value-type="float">
            <text:p>128448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boleta de salida</text:p>
          </table:table-cell>
          <table:table-cell office:value-type="time" office:time-value="PT11H15M00S" calcext:value-type="time">
            <text:p>11:15:00</text:p>
          </table:table-cell>
          <table:table-cell office:value-type="time" office:time-value="PT13H29M00S" calcext:value-type="time">
            <text:p>13:29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boleta de salida</text:p>
          </table:table-cell>
          <table:table-cell office:value-type="time" office:time-value="PT13H15M00S" calcext:value-type="time">
            <text:p>13:15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seminara</text:p>
          </table:table-cell>
          <table:table-cell office:value-type="string" calcext:value-type="string">
            <text:p>alejandro</text:p>
          </table:table-cell>
          <table:table-cell office:value-type="float" office:value="12942632" calcext:value-type="float">
            <text:p>1294263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praderio</text:p>
          </table:table-cell>
          <table:table-cell office:value-type="string" calcext:value-type="string">
            <text:p>susana</text:p>
          </table:table-cell>
          <table:table-cell office:value-type="float" office:value="13000057" calcext:value-type="float">
            <text:p>1300005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4" calcext:value-type="date">
            <text:p>14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5" calcext:value-type="date">
            <text:p>15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picardi</text:p>
          </table:table-cell>
          <table:table-cell office:value-type="string" calcext:value-type="string">
            <text:p>sandra</text:p>
          </table:table-cell>
          <table:table-cell office:value-type="float" office:value="13000763" calcext:value-type="float">
            <text:p>1300076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men</text:p>
          </table:table-cell>
          <table:table-cell office:value-type="float" office:value="13581562" calcext:value-type="float">
            <text:p>1358156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men</text:p>
          </table:table-cell>
          <table:table-cell office:value-type="float" office:value="13581562" calcext:value-type="float">
            <text:p>1358156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atricia</text:p>
          </table:table-cell>
          <table:table-cell office:value-type="float" office:value="13581982" calcext:value-type="float">
            <text:p>1358198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atricia</text:p>
          </table:table-cell>
          <table:table-cell office:value-type="float" office:value="13581982" calcext:value-type="float">
            <text:p>13581982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ganduglia</text:p>
          </table:table-cell>
          <table:table-cell office:value-type="string" calcext:value-type="string">
            <text:p>graciela</text:p>
          </table:table-cell>
          <table:table-cell office:value-type="float" office:value="14269601" calcext:value-type="float">
            <text:p>14269601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ganduglia</text:p>
          </table:table-cell>
          <table:table-cell office:value-type="string" calcext:value-type="string">
            <text:p>graciela</text:p>
          </table:table-cell>
          <table:table-cell office:value-type="float" office:value="14269601" calcext:value-type="float">
            <text:p>14269601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ganduglia</text:p>
          </table:table-cell>
          <table:table-cell office:value-type="string" calcext:value-type="string">
            <text:p>graciela</text:p>
          </table:table-cell>
          <table:table-cell office:value-type="float" office:value="14269601" calcext:value-type="float">
            <text:p>14269601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string" calcext:value-type="string">
            <text:p>14.00.00</text:p>
          </table:table-cell>
          <table:table-cell table:number-columns-repeated="1017"/>
        </table:table-row>
        <table:table-row table:style-name="ro1"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boleta de salida</text:p>
          </table:table-cell>
          <table:table-cell office:value-type="time" office:time-value="PT08H15M00S" calcext:value-type="time">
            <text:p>08:15:00</text:p>
          </table:table-cell>
          <table:table-cell office:value-type="time" office:time-value="PT11H15M00S" calcext:value-type="time">
            <text:p>11:15:00</text:p>
          </table:table-cell>
          <table:table-cell table:number-columns-repeated="1017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dona sangre</text:p>
          </table:table-cell>
          <table:table-cell table:number-columns-repeated="1019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balleto</text:p>
          </table:table-cell>
          <table:table-cell office:value-type="string" calcext:value-type="string">
            <text:p>marcelo</text:p>
          </table:table-cell>
          <table:table-cell office:value-type="float" office:value="16761468" calcext:value-type="float">
            <text:p>1676146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boleta de salida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molteni</text:p>
          </table:table-cell>
          <table:table-cell office:value-type="string" calcext:value-type="string">
            <text:p>estela</text:p>
          </table:table-cell>
          <table:table-cell office:value-type="float" office:value="17082410" calcext:value-type="float">
            <text:p>1708241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boleta de salida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boleta de salida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1H30M00S" calcext:value-type="time">
            <text:p>11:30:00</text:p>
          </table:table-cell>
          <table:table-cell table:number-columns-repeated="1017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pallicer</text:p>
          </table:table-cell>
          <table:table-cell office:value-type="string" calcext:value-type="string">
            <text:p>marcelo</text:p>
          </table:table-cell>
          <table:table-cell office:value-type="float" office:value="17226021" calcext:value-type="float">
            <text:p>17226021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pietroboni</text:p>
          </table:table-cell>
          <table:table-cell office:value-type="string" calcext:value-type="string">
            <text:p>fernanda</text:p>
          </table:table-cell>
          <table:table-cell office:value-type="float" office:value="17253165" calcext:value-type="float">
            <text:p>1725316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mangano</text:p>
          </table:table-cell>
          <table:table-cell office:value-type="string" calcext:value-type="string">
            <text:p>araceli</text:p>
          </table:table-cell>
          <table:table-cell office:value-type="float" office:value="17486349" calcext:value-type="float">
            <text:p>17486349</text:p>
          </table:table-cell>
          <table:table-cell office:value-type="string" calcext:value-type="string">
            <text:p>compensatori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mangano</text:p>
          </table:table-cell>
          <table:table-cell office:value-type="string" calcext:value-type="string">
            <text:p>araceli</text:p>
          </table:table-cell>
          <table:table-cell office:value-type="float" office:value="17486349" calcext:value-type="float">
            <text:p>1748634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mangano</text:p>
          </table:table-cell>
          <table:table-cell office:value-type="string" calcext:value-type="string">
            <text:p>araceli</text:p>
          </table:table-cell>
          <table:table-cell office:value-type="float" office:value="17486349" calcext:value-type="float">
            <text:p>1748634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mangano</text:p>
          </table:table-cell>
          <table:table-cell office:value-type="string" calcext:value-type="string">
            <text:p>araceli</text:p>
          </table:table-cell>
          <table:table-cell office:value-type="float" office:value="17486349" calcext:value-type="float">
            <text:p>1748634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6" calcext:value-type="date">
            <text:p>26/03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carrizo</text:p>
          </table:table-cell>
          <table:table-cell office:value-type="string" calcext:value-type="string">
            <text:p>sergio</text:p>
          </table:table-cell>
          <table:table-cell office:value-type="float" office:value="17880332" calcext:value-type="float">
            <text:p>17880332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table:number-columns-repeated="1018"/>
        </table:table-row>
        <table:table-row table:style-name="ro1"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santillan</text:p>
          </table:table-cell>
          <table:table-cell office:value-type="string" calcext:value-type="string">
            <text:p>eduardo</text:p>
          </table:table-cell>
          <table:table-cell office:value-type="float" office:value="18096882" calcext:value-type="float">
            <text:p>1809688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fabiana</text:p>
          </table:table-cell>
          <table:table-cell office:value-type="float" office:value="18135707" calcext:value-type="float">
            <text:p>1813570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fabiana</text:p>
          </table:table-cell>
          <table:table-cell office:value-type="float" office:value="18135707" calcext:value-type="float">
            <text:p>18135707</text:p>
          </table:table-cell>
          <table:table-cell office:value-type="string" calcext:value-type="string">
            <text:p>boleta de salida</text:p>
          </table:table-cell>
          <table:table-cell office:value-type="time" office:time-value="PT12H10M00S" calcext:value-type="time">
            <text:p>12:1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fabiana</text:p>
          </table:table-cell>
          <table:table-cell office:value-type="float" office:value="18135707" calcext:value-type="float">
            <text:p>1813570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fabiana</text:p>
          </table:table-cell>
          <table:table-cell office:value-type="float" office:value="18135707" calcext:value-type="float">
            <text:p>1813570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de cucco</text:p>
          </table:table-cell>
          <table:table-cell office:value-type="string" calcext:value-type="string">
            <text:p>maria soledad</text:p>
          </table:table-cell>
          <table:table-cell office:value-type="float" office:value="18212594" calcext:value-type="float">
            <text:p>1821259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acosta 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 <text:s/>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juan</text:p>
          </table:table-cell>
          <table:table-cell office:value-type="float" office:value="18609353" calcext:value-type="float">
            <text:p>1860935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boleta de sal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boleta de salida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monges</text:p>
          </table:table-cell>
          <table:table-cell office:value-type="string" calcext:value-type="string">
            <text:p>jorge</text:p>
          </table:table-cell>
          <table:table-cell office:value-type="float" office:value="18854479" calcext:value-type="float">
            <text:p>1885447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gabriela</text:p>
          </table:table-cell>
          <table:table-cell office:value-type="float" office:value="20256822" calcext:value-type="float">
            <text:p>20256822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gabriela</text:p>
          </table:table-cell>
          <table:table-cell office:value-type="float" office:value="20256822" calcext:value-type="float">
            <text:p>2025682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horas extras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1" calcext:value-type="date">
            <text:p>21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causa</text:p>
          </table:table-cell>
          <table:table-cell office:value-type="string" calcext:value-type="string">
            <text:p>analia</text:p>
          </table:table-cell>
          <table:table-cell office:value-type="float" office:value="21430694" calcext:value-type="float">
            <text:p>2143069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canepa</text:p>
          </table:table-cell>
          <table:table-cell office:value-type="string" calcext:value-type="string">
            <text:p>maria</text:p>
          </table:table-cell>
          <table:table-cell office:value-type="float" office:value="21616197" calcext:value-type="float">
            <text:p>21616197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bala</text:p>
          </table:table-cell>
          <table:table-cell office:value-type="string" calcext:value-type="string">
            <text:p>paula</text:p>
          </table:table-cell>
          <table:table-cell office:value-type="float" office:value="22132177" calcext:value-type="float">
            <text:p>22132177</text:p>
          </table:table-cell>
          <table:table-cell office:value-type="string" calcext:value-type="string">
            <text:p>boleta de salida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bala</text:p>
          </table:table-cell>
          <table:table-cell office:value-type="string" calcext:value-type="string">
            <text:p>paula</text:p>
          </table:table-cell>
          <table:table-cell office:value-type="float" office:value="22132177" calcext:value-type="float">
            <text:p>22132177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7" calcext:value-type="date">
            <text:p>27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8" calcext:value-type="date">
            <text:p>28/02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8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meza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meza </text:p>
          </table:table-cell>
          <table:table-cell office:value-type="string" calcext:value-type="string">
            <text:p>andrea</text:p>
          </table:table-cell>
          <table:table-cell office:value-type="float" office:value="22598244" calcext:value-type="float">
            <text:p>2259824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asenjo</text:p>
          </table:table-cell>
          <table:table-cell office:value-type="string" calcext:value-type="string">
            <text:p>laura</text:p>
          </table:table-cell>
          <table:table-cell office:value-type="float" office:value="22669673" calcext:value-type="float">
            <text:p>22669673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30M00S" calcext:value-type="time">
            <text:p>14:30:00</text:p>
          </table:table-cell>
          <table:table-cell table:number-columns-repeated="1017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arzuaga</text:p>
          </table:table-cell>
          <table:table-cell office:value-type="string" calcext:value-type="string">
            <text:p>mariana</text:p>
          </table:table-cell>
          <table:table-cell office:value-type="float" office:value="22675379" calcext:value-type="float">
            <text:p>2267537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sara</text:p>
          </table:table-cell>
          <table:table-cell office:value-type="float" office:value="22851309" calcext:value-type="float">
            <text:p>22851309</text:p>
          </table:table-cell>
          <table:table-cell office:value-type="string" calcext:value-type="string">
            <text:p>boleta de salida</text:p>
          </table:table-cell>
          <table:table-cell office:value-type="time" office:time-value="PT09H30M00S" calcext:value-type="time">
            <text:p>09:30:00</text:p>
          </table:table-cell>
          <table:table-cell office:value-type="time" office:time-value="PT10H10M00S" calcext:value-type="time">
            <text:p>10:10:00</text:p>
          </table:table-cell>
          <table:table-cell table:number-columns-repeated="1017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sara</text:p>
          </table:table-cell>
          <table:table-cell office:value-type="float" office:value="22851309" calcext:value-type="float">
            <text:p>22851309</text:p>
          </table:table-cell>
          <table:table-cell office:value-type="string" calcext:value-type="string">
            <text:p>boleta de salida</text:p>
          </table:table-cell>
          <table:table-cell office:value-type="time" office:time-value="PT08H50M00S" calcext:value-type="time">
            <text:p>08:50:00</text:p>
          </table:table-cell>
          <table:table-cell office:value-type="time" office:time-value="PT09H30M00S" calcext:value-type="time">
            <text:p>09:30:00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sara</text:p>
          </table:table-cell>
          <table:table-cell office:value-type="float" office:value="22851309" calcext:value-type="float">
            <text:p>228513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cuervo</text:p>
          </table:table-cell>
          <table:table-cell office:value-type="string" calcext:value-type="string">
            <text:p>sara</text:p>
          </table:table-cell>
          <table:table-cell office:value-type="float" office:value="22851309" calcext:value-type="float">
            <text:p>228513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policano</text:p>
          </table:table-cell>
          <table:table-cell office:value-type="string" calcext:value-type="string">
            <text:p>vanina</text:p>
          </table:table-cell>
          <table:table-cell office:value-type="float" office:value="23104653" calcext:value-type="float">
            <text:p>2310465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plenario desde las 10 hs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arroyo</text:p>
          </table:table-cell>
          <table:table-cell office:value-type="string" calcext:value-type="string">
            <text:p>hernan</text:p>
          </table:table-cell>
          <table:table-cell office:value-type="float" office:value="23106377" calcext:value-type="float">
            <text:p>23106377</text:p>
          </table:table-cell>
          <table:table-cell office:value-type="string" calcext:value-type="string">
            <text:p>horas gremiales</text:p>
          </table:table-cell>
          <table:table-cell office:value-type="time" office:time-value="PT12H45M00S" calcext:value-type="time">
            <text:p>12:45:00</text:p>
          </table:table-cell>
          <table:table-cell table:number-columns-repeated="1018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7" calcext:value-type="date">
            <text:p>17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0" calcext:value-type="date">
            <text:p>20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1" calcext:value-type="date">
            <text:p>21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boleta de salida</text:p>
          </table:table-cell>
          <table:table-cell office:value-type="time" office:time-value="PT09H50M00S" calcext:value-type="time">
            <text:p>09:50:00</text:p>
          </table:table-cell>
          <table:table-cell office:value-type="time" office:time-value="PT11H00M00S" calcext:value-type="time">
            <text:p>11:00:00</text:p>
          </table:table-cell>
          <table:table-cell table:number-columns-repeated="1017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paula</text:p>
          </table:table-cell>
          <table:table-cell office:value-type="float" office:value="23788293" calcext:value-type="float">
            <text:p>23788293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15M00S" calcext:value-type="time">
            <text:p>10:15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tantarelli</text:p>
          </table:table-cell>
          <table:table-cell office:value-type="string" calcext:value-type="string">
            <text:p>paola</text:p>
          </table:table-cell>
          <table:table-cell office:value-type="float" office:value="23818832" calcext:value-type="float">
            <text:p>23818832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tantarelli</text:p>
          </table:table-cell>
          <table:table-cell office:value-type="string" calcext:value-type="string">
            <text:p>paola</text:p>
          </table:table-cell>
          <table:table-cell office:value-type="float" office:value="23818832" calcext:value-type="float">
            <text:p>23818832</text:p>
          </table:table-cell>
          <table:table-cell office:value-type="string" calcext:value-type="string">
            <text:p>boleta de salida</text:p>
          </table:table-cell>
          <table:table-cell office:value-type="time" office:time-value="PT13H35M00S" calcext:value-type="time">
            <text:p>13:35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tantarelli</text:p>
          </table:table-cell>
          <table:table-cell office:value-type="string" calcext:value-type="string">
            <text:p>paola</text:p>
          </table:table-cell>
          <table:table-cell office:value-type="float" office:value="23818832" calcext:value-type="float">
            <text:p>23818832</text:p>
          </table:table-cell>
          <table:table-cell office:value-type="string" calcext:value-type="string">
            <text:p>boleta de salida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tantarelli</text:p>
          </table:table-cell>
          <table:table-cell office:value-type="string" calcext:value-type="string">
            <text:p>paola</text:p>
          </table:table-cell>
          <table:table-cell office:value-type="float" office:value="23818832" calcext:value-type="float">
            <text:p>2381883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boleta de salida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4H25M00S" calcext:value-type="time">
            <text:p>14:25:00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boleta de salida</text:p>
          </table:table-cell>
          <table:table-cell office:value-type="time" office:time-value="PT09H37M00S" calcext:value-type="time">
            <text:p>09:37:00</text:p>
          </table:table-cell>
          <table:table-cell office:value-type="time" office:time-value="PT10H05M00S" calcext:value-type="time">
            <text:p>10:05:00</text:p>
          </table:table-cell>
          <table:table-cell table:number-columns-repeated="1017"/>
        </table:table-row>
        <table:table-row table:style-name="ro1"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juan 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juan 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boleta de salida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rey</text:p>
          </table:table-cell>
          <table:table-cell office:value-type="string" calcext:value-type="string">
            <text:p>juan miguel</text:p>
          </table:table-cell>
          <table:table-cell office:value-type="float" office:value="24040623" calcext:value-type="float">
            <text:p>24040623</text:p>
          </table:table-cell>
          <table:table-cell office:value-type="string" calcext:value-type="string">
            <text:p>boleta de salida</text:p>
          </table:table-cell>
          <table:table-cell office:value-type="time" office:time-value="PT15H50M00S" calcext:value-type="time">
            <text:p>15:5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ocampo turio</text:p>
          </table:table-cell>
          <table:table-cell office:value-type="string" calcext:value-type="string">
            <text:p>maria soledad</text:p>
          </table:table-cell>
          <table:table-cell office:value-type="float" office:value="24167499" calcext:value-type="float">
            <text:p>2416749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ocampo turio</text:p>
          </table:table-cell>
          <table:table-cell office:value-type="string" calcext:value-type="string">
            <text:p>maria soledad</text:p>
          </table:table-cell>
          <table:table-cell office:value-type="float" office:value="24167499" calcext:value-type="float">
            <text:p>24167499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ocampo turio</text:p>
          </table:table-cell>
          <table:table-cell office:value-type="string" calcext:value-type="string">
            <text:p>maria soledad</text:p>
          </table:table-cell>
          <table:table-cell office:value-type="float" office:value="24167499" calcext:value-type="float">
            <text:p>24167499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ocampo turio</text:p>
          </table:table-cell>
          <table:table-cell office:value-type="string" calcext:value-type="string">
            <text:p>soledad</text:p>
          </table:table-cell>
          <table:table-cell office:value-type="float" office:value="24167499" calcext:value-type="float">
            <text:p>24167499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19H00M00S" calcext:value-type="time">
            <text:p>19:00:00</text:p>
          </table:table-cell>
          <table:table-cell table:number-columns-repeated="1017"/>
        </table:table-row>
        <table:table-row table:style-name="ro1">
          <table:table-cell office:value-type="date" office:date-value="2016-02-04" calcext:value-type="date">
            <text:p>04/02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gomez scavino</text:p>
          </table:table-cell>
          <table:table-cell office:value-type="string" calcext:value-type="string">
            <text:p>julieta</text:p>
          </table:table-cell>
          <table:table-cell office:value-type="float" office:value="24365472" calcext:value-type="float">
            <text:p>24365472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justificado por autoridad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curso de capacitacion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curso de capacitacion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congreso ONC</text:p>
          </table:table-cell>
          <table:table-cell table:number-columns-repeated="1019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bolano</text:p>
          </table:table-cell>
          <table:table-cell office:value-type="string" calcext:value-type="string">
            <text:p>soledad</text:p>
          </table:table-cell>
          <table:table-cell office:value-type="float" office:value="24394113" calcext:value-type="float">
            <text:p>24394113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table:number-columns-repeated="1018"/>
        </table:table-row>
        <table:table-row table:style-name="ro1">
          <table:table-cell office:value-type="date" office:date-value="2016-03-02" calcext:value-type="date">
            <text:p>02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1H15M00S" calcext:value-type="time">
            <text:p>11:15:00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1H15M00S" calcext:value-type="time">
            <text:p>11:15:00</text:p>
          </table:table-cell>
          <table:table-cell table:number-columns-repeated="1017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0H20M00S" calcext:value-type="time">
            <text:p>10:2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 table:style-name="ce3"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boleta de salida</text:p>
          </table:table-cell>
          <table:table-cell office:value-type="time" office:time-value="PT12H50M00S" calcext:value-type="time">
            <text:p>12:5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cordoba</text:p>
          </table:table-cell>
          <table:table-cell office:value-type="string" calcext:value-type="string">
            <text:p>norma desire</text:p>
          </table:table-cell>
          <table:table-cell office:value-type="float" office:value="24892055" calcext:value-type="float">
            <text:p>248920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sotelo</text:p>
          </table:table-cell>
          <table:table-cell office:value-type="string" calcext:value-type="string">
            <text:p>cristian</text:p>
          </table:table-cell>
          <table:table-cell office:value-type="float" office:value="24894699" calcext:value-type="float">
            <text:p>248946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office:value-type="string" calcext:value-type="string">
            <text:p>de lima</text:p>
          </table:table-cell>
          <table:table-cell office:value-type="string" calcext:value-type="string">
            <text:p>karina</text:p>
          </table:table-cell>
          <table:table-cell office:value-type="float" office:value="25293762" calcext:value-type="float">
            <text:p>25293762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de lima</text:p>
          </table:table-cell>
          <table:table-cell office:value-type="string" calcext:value-type="string">
            <text:p>karina</text:p>
          </table:table-cell>
          <table:table-cell office:value-type="float" office:value="25293762" calcext:value-type="float">
            <text:p>25293762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de lima</text:p>
          </table:table-cell>
          <table:table-cell office:value-type="string" calcext:value-type="string">
            <text:p>karina</text:p>
          </table:table-cell>
          <table:table-cell office:value-type="float" office:value="25293762" calcext:value-type="float">
            <text:p>25293762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kesler</text:p>
          </table:table-cell>
          <table:table-cell office:value-type="string" calcext:value-type="string">
            <text:p>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kesler</text:p>
          </table:table-cell>
          <table:table-cell office:value-type="string" calcext:value-type="string">
            <text:p>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aria 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1H00M00S" calcext:value-type="time">
            <text:p>21:0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aria 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9" calcext:value-type="date">
            <text:p>29/04/16</text:p>
          </table:table-cell>
          <table:table-cell office:value-type="string" calcext:value-type="string">
            <text:p>kessler</text:p>
          </table:table-cell>
          <table:table-cell office:value-type="string" calcext:value-type="string">
            <text:p>maria ines</text:p>
          </table:table-cell>
          <table:table-cell office:value-type="float" office:value="25397486" calcext:value-type="float">
            <text:p>25397486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15" calcext:value-type="date">
            <text:p>15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licencia anual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guallan</text:p>
          </table:table-cell>
          <table:table-cell office:value-type="string" calcext:value-type="string">
            <text:p>claudia</text:p>
          </table:table-cell>
          <table:table-cell office:value-type="float" office:value="25545399" calcext:value-type="float">
            <text:p>25545399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boleta de salida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017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boleta de salida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1H00M00S" calcext:value-type="time">
            <text:p>21:00:00</text:p>
          </table:table-cell>
          <table:table-cell table:number-columns-repeated="1017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1H00M00S" calcext:value-type="time">
            <text:p>21:00:00</text:p>
          </table:table-cell>
          <table:table-cell table:number-columns-repeated="1017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rolando</text:p>
          </table:table-cell>
          <table:table-cell office:value-type="string" calcext:value-type="string">
            <text:p>juan jose</text:p>
          </table:table-cell>
          <table:table-cell office:value-type="float" office:value="26106065" calcext:value-type="float">
            <text:p>2610606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diaz</text:p>
          </table:table-cell>
          <table:table-cell office:value-type="string" calcext:value-type="string">
            <text:p>gonzalo</text:p>
          </table:table-cell>
          <table:table-cell office:value-type="float" office:value="26106715" calcext:value-type="float">
            <text:p>26106715</text:p>
          </table:table-cell>
          <table:table-cell office:value-type="string" calcext:value-type="string">
            <text:p>horas gremiales</text:p>
          </table:table-cell>
          <table:table-cell office:value-type="time" office:time-value="PT12H45M00S" calcext:value-type="time">
            <text:p>12:45:00</text:p>
          </table:table-cell>
          <table:table-cell table:number-columns-repeated="1018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8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1" calcext:value-type="date">
            <text:p>21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irigoyen</text:p>
          </table:table-cell>
          <table:table-cell office:value-type="string" calcext:value-type="string">
            <text:p>hector</text:p>
          </table:table-cell>
          <table:table-cell office:value-type="float" office:value="26192278" calcext:value-type="float">
            <text:p>261922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4-29" calcext:value-type="date">
            <text:p>29/04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boleta de salida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00M00S" calcext:value-type="time">
            <text:p>20:00:00</text:p>
          </table:table-cell>
          <table:table-cell table:number-columns-repeated="1017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viñas</text:p>
          </table:table-cell>
          <table:table-cell office:value-type="string" calcext:value-type="string">
            <text:p>mariela</text:p>
          </table:table-cell>
          <table:table-cell office:value-type="float" office:value="26575940" calcext:value-type="float">
            <text:p>2657594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3H10M00S" calcext:value-type="time">
            <text:p>13:1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aime</text:p>
          </table:table-cell>
          <table:table-cell office:value-type="float" office:value="27408878" calcext:value-type="float">
            <text:p>2740887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boleta de salida</text:p>
          </table:table-cell>
          <table:table-cell office:value-type="time" office:time-value="PT13H20M00S" calcext:value-type="time">
            <text:p>13:20:00</text:p>
          </table:table-cell>
          <table:table-cell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ciappa</text:p>
          </table:table-cell>
          <table:table-cell office:value-type="string" calcext:value-type="string">
            <text:p>julio</text:p>
          </table:table-cell>
          <table:table-cell office:value-type="float" office:value="27528150" calcext:value-type="float">
            <text:p>27528150</text:p>
          </table:table-cell>
          <table:table-cell office:value-type="string" calcext:value-type="string">
            <text:p>boleta de salida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toha</text:p>
          </table:table-cell>
          <table:table-cell office:value-type="string" calcext:value-type="string">
            <text:p>silvina</text:p>
          </table:table-cell>
          <table:table-cell office:value-type="float" office:value="27528195" calcext:value-type="float">
            <text:p>27528195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30M00S" calcext:value-type="time">
            <text:p>15:30:00</text:p>
          </table:table-cell>
          <table:table-cell table:number-columns-repeated="1017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boleta de salida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ianucci</text:p>
          </table:table-cell>
          <table:table-cell office:value-type="string" calcext:value-type="string">
            <text:p>enzo</text:p>
          </table:table-cell>
          <table:table-cell office:value-type="float" office:value="27947678" calcext:value-type="float">
            <text:p>279476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boleta de salida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0H30M00S" calcext:value-type="time">
            <text:p>10:30:00</text:p>
          </table:table-cell>
          <table:table-cell table:number-columns-repeated="1017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concurso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incumbencias climáticas</text:p>
          </table:table-cell>
          <table:table-cell table:number-columns-repeated="1019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 office:value-type="string" calcext:value-type="string">
            <text:p>santucho</text:p>
          </table:table-cell>
          <table:table-cell office:value-type="string" calcext:value-type="string">
            <text:p>valeria</text:p>
          </table:table-cell>
          <table:table-cell office:value-type="float" office:value="28171067" calcext:value-type="float">
            <text:p>28171067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santilli</text:p>
          </table:table-cell>
          <table:table-cell office:value-type="string" calcext:value-type="string">
            <text:p>evangelina</text:p>
          </table:table-cell>
          <table:table-cell office:value-type="float" office:value="28521521" calcext:value-type="float">
            <text:p>28521521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2-11" calcext:value-type="date">
            <text:p>11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boleta de salida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tombesi</text:p>
          </table:table-cell>
          <table:table-cell office:value-type="string" calcext:value-type="string">
            <text:p>sabrina</text:p>
          </table:table-cell>
          <table:table-cell office:value-type="float" office:value="28768560" calcext:value-type="float">
            <text:p>2876856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08H25M00S" calcext:value-type="time">
            <text:p>08:25:00</text:p>
          </table:table-cell>
          <table:table-cell office:value-type="time" office:time-value="PT09H00M00S" calcext:value-type="time">
            <text:p>09:00:00</text:p>
          </table:table-cell>
          <table:table-cell table:number-columns-repeated="1017"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35M00S" calcext:value-type="time">
            <text:p>12:35:00</text:p>
          </table:table-cell>
          <table:table-cell office:value-type="time" office:time-value="PT13H23M00S" calcext:value-type="time">
            <text:p>13:23:00</text:p>
          </table:table-cell>
          <table:table-cell table:number-columns-repeated="1017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09H35M00S" calcext:value-type="time">
            <text:p>09:35:00</text:p>
          </table:table-cell>
          <table:table-cell table:number-columns-repeated="1017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5H15M00S" calcext:value-type="time">
            <text:p>15:15:00</text:p>
          </table:table-cell>
          <table:table-cell table:number-columns-repeated="1017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re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boleta de salida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re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rep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repetti</text:p>
          </table:table-cell>
          <table:table-cell office:value-type="string" calcext:value-type="string">
            <text:p>maia</text:p>
          </table:table-cell>
          <table:table-cell office:value-type="float" office:value="28869078" calcext:value-type="float">
            <text:p>28869078</text:p>
          </table:table-cell>
          <table:table-cell office:value-type="string" calcext:value-type="string">
            <text:p>duelo</text:p>
          </table:table-cell>
          <table:table-cell table:number-columns-repeated="1019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ceriani</text:p>
          </table:table-cell>
          <table:table-cell office:value-type="string" calcext:value-type="string">
            <text:p>natalia soledad</text:p>
          </table:table-cell>
          <table:table-cell office:value-type="float" office:value="28990816" calcext:value-type="float">
            <text:p>28990816</text:p>
          </table:table-cell>
          <table:table-cell office:value-type="string" calcext:value-type="string">
            <text:p>boleta de salida</text:p>
          </table:table-cell>
          <table:table-cell office:value-type="time" office:time-value="PT14H15M00S" calcext:value-type="time">
            <text:p>14:15:00</text:p>
          </table:table-cell>
          <table:table-cell office:value-type="time" office:time-value="PT15H15M00S" calcext:value-type="time">
            <text:p>15:15:00</text:p>
          </table:table-cell>
          <table:table-cell table:number-columns-repeated="1017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ceriani</text:p>
          </table:table-cell>
          <table:table-cell office:value-type="string" calcext:value-type="string">
            <text:p>natalia soledad</text:p>
          </table:table-cell>
          <table:table-cell office:value-type="float" office:value="28990816" calcext:value-type="float">
            <text:p>28990816</text:p>
          </table:table-cell>
          <table:table-cell office:value-type="string" calcext:value-type="string">
            <text:p>boleta de salida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ceriani</text:p>
          </table:table-cell>
          <table:table-cell office:value-type="string" calcext:value-type="string">
            <text:p>natalia soledad</text:p>
          </table:table-cell>
          <table:table-cell office:value-type="float" office:value="28990816" calcext:value-type="float">
            <text:p>28990816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ceriani</text:p>
          </table:table-cell>
          <table:table-cell office:value-type="string" calcext:value-type="string">
            <text:p>natalia</text:p>
          </table:table-cell>
          <table:table-cell office:value-type="float" office:value="28990816" calcext:value-type="float">
            <text:p>28990816</text:p>
          </table:table-cell>
          <table:table-cell office:value-type="string" calcext:value-type="string">
            <text:p>boleta de salida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san roman</text:p>
          </table:table-cell>
          <table:table-cell office:value-type="string" calcext:value-type="string">
            <text:p>soledad</text:p>
          </table:table-cell>
          <table:table-cell office:value-type="float" office:value="29307403" calcext:value-type="float">
            <text:p>29307403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san roman</text:p>
          </table:table-cell>
          <table:table-cell office:value-type="string" calcext:value-type="string">
            <text:p>soledad</text:p>
          </table:table-cell>
          <table:table-cell office:value-type="float" office:value="29307403" calcext:value-type="float">
            <text:p>29307403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san roman</text:p>
          </table:table-cell>
          <table:table-cell office:value-type="string" calcext:value-type="string">
            <text:p>soledad</text:p>
          </table:table-cell>
          <table:table-cell office:value-type="float" office:value="29307403" calcext:value-type="float">
            <text:p>29307403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boleta de salida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3H30M00S" calcext:value-type="time">
            <text:p>13:30:00</text:p>
          </table:table-cell>
          <table:table-cell table:number-columns-repeated="1017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pascual</text:p>
          </table:table-cell>
          <table:table-cell office:value-type="string" calcext:value-type="string">
            <text:p>ramiro</text:p>
          </table:table-cell>
          <table:table-cell office:value-type="float" office:value="29439107" calcext:value-type="float">
            <text:p>29439107</text:p>
          </table:table-cell>
          <table:table-cell office:value-type="string" calcext:value-type="string">
            <text:p>boleta de salida</text:p>
          </table:table-cell>
          <table:table-cell office:value-type="time" office:time-value="PT10H30M00S" calcext:value-type="time">
            <text:p>10:30:00</text:p>
          </table:table-cell>
          <table:table-cell office:value-type="string" calcext:value-type="string">
            <text:p>13.30</text:p>
          </table:table-cell>
          <table:table-cell table:number-columns-repeated="1017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8" calcext:value-type="date">
            <text:p>08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boleta de salida</text:p>
          </table:table-cell>
          <table:table-cell office:value-type="time" office:time-value="PT14H20M00S" calcext:value-type="time">
            <text:p>14:20:00</text:p>
          </table:table-cell>
          <table:table-cell office:value-type="time" office:time-value="PT17H20M00S" calcext:value-type="time">
            <text:p>17:20:00</text:p>
          </table:table-cell>
          <table:table-cell table:number-columns-repeated="1017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hiser</text:p>
          </table:table-cell>
          <table:table-cell office:value-type="string" calcext:value-type="string">
            <text:p>fernanda</text:p>
          </table:table-cell>
          <table:table-cell office:value-type="float" office:value="29589998" calcext:value-type="float">
            <text:p>29589998</text:p>
          </table:table-cell>
          <table:table-cell office:value-type="string" calcext:value-type="string">
            <text:p>boleta de salida</text:p>
          </table:table-cell>
          <table:table-cell office:value-type="time" office:time-value="PT10H45M00S" calcext:value-type="time">
            <text:p>10:45:00</text:p>
          </table:table-cell>
          <table:table-cell office:value-type="time" office:time-value="PT13H45M00S" calcext:value-type="time">
            <text:p>13:45:00</text:p>
          </table:table-cell>
          <table:table-cell table:number-columns-repeated="1017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demaria</text:p>
          </table:table-cell>
          <table:table-cell office:value-type="string" calcext:value-type="string">
            <text:p>pablo daniel</text:p>
          </table:table-cell>
          <table:table-cell office:value-type="float" office:value="29728322" calcext:value-type="float">
            <text:p>2972832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demaria</text:p>
          </table:table-cell>
          <table:table-cell office:value-type="string" calcext:value-type="string">
            <text:p>pablo daniel</text:p>
          </table:table-cell>
          <table:table-cell office:value-type="float" office:value="29728322" calcext:value-type="float">
            <text:p>2972832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demaria</text:p>
          </table:table-cell>
          <table:table-cell office:value-type="string" calcext:value-type="string">
            <text:p>daniel</text:p>
          </table:table-cell>
          <table:table-cell office:value-type="float" office:value="29728322" calcext:value-type="float">
            <text:p>2972832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compensatorio</text:p>
          </table:table-cell>
          <table:table-cell table:number-columns-repeated="1019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cricenti</text:p>
          </table:table-cell>
          <table:table-cell office:value-type="string" calcext:value-type="string">
            <text:p>martin</text:p>
          </table:table-cell>
          <table:table-cell office:value-type="float" office:value="29763638" calcext:value-type="float">
            <text:p>29763638</text:p>
          </table:table-cell>
          <table:table-cell office:value-type="string" calcext:value-type="string">
            <text:p>compensatorio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duelo</text:p>
          </table:table-cell>
          <table:table-cell table:number-columns-repeated="1019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duelo</text:p>
          </table:table-cell>
          <table:table-cell table:number-columns-repeated="1019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duelo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duelo</text:p>
          </table:table-cell>
          <table:table-cell table:number-columns-repeated="1019"/>
        </table:table-row>
        <table:table-row table:style-name="ro1"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duelo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galle</text:p>
          </table:table-cell>
          <table:table-cell office:value-type="string" calcext:value-type="string">
            <text:p>betiana</text:p>
          </table:table-cell>
          <table:table-cell office:value-type="float" office:value="29764714" calcext:value-type="float">
            <text:p>29764714</text:p>
          </table:table-cell>
          <table:table-cell office:value-type="string" calcext:value-type="string">
            <text:p>boleta de salida</text:p>
          </table:table-cell>
          <table:table-cell office:value-type="time" office:time-value="PT12H15M00S" calcext:value-type="time">
            <text:p>12:15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martin</text:p>
          </table:table-cell>
          <table:table-cell office:value-type="float" office:value="29994251" calcext:value-type="float">
            <text:p>29994251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ferrari</text:p>
          </table:table-cell>
          <table:table-cell office:value-type="string" calcext:value-type="string">
            <text:p>martin</text:p>
          </table:table-cell>
          <table:table-cell office:value-type="float" office:value="29994251" calcext:value-type="float">
            <text:p>29994251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nicolas francisco</text:p>
          </table:table-cell>
          <table:table-cell office:value-type="float" office:value="29994394" calcext:value-type="float">
            <text:p>29994394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colombo</text:p>
          </table:table-cell>
          <table:table-cell office:value-type="string" calcext:value-type="string">
            <text:p>nicolas francisco</text:p>
          </table:table-cell>
          <table:table-cell office:value-type="float" office:value="29994394" calcext:value-type="float">
            <text:p>29994394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lorena mabel</text:p>
          </table:table-cell>
          <table:table-cell office:value-type="float" office:value="30078613" calcext:value-type="float">
            <text:p>30078613</text:p>
          </table:table-cell>
          <table:table-cell office:value-type="string" calcext:value-type="string">
            <text:p>boleta de salida</text:p>
          </table:table-cell>
          <table:table-cell office:value-type="time" office:time-value="PT11H15M00S" calcext:value-type="time">
            <text:p>11:15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pereira</text:p>
          </table:table-cell>
          <table:table-cell office:value-type="string" calcext:value-type="string">
            <text:p>lorena mabel</text:p>
          </table:table-cell>
          <table:table-cell office:value-type="float" office:value="30078613" calcext:value-type="float">
            <text:p>3007861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maturano</text:p>
          </table:table-cell>
          <table:table-cell office:value-type="string" calcext:value-type="string">
            <text:p>nicolas francisco</text:p>
          </table:table-cell>
          <table:table-cell office:value-type="float" office:value="30464929" calcext:value-type="float">
            <text:p>3046492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maturano</text:p>
          </table:table-cell>
          <table:table-cell office:value-type="string" calcext:value-type="string">
            <text:p>nicolas francisco</text:p>
          </table:table-cell>
          <table:table-cell office:value-type="float" office:value="30464929" calcext:value-type="float">
            <text:p>30464929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6H00M00S" calcext:value-type="time">
            <text:p>16:00:00</text:p>
          </table:table-cell>
          <table:table-cell table:number-columns-repeated="1017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maturano</text:p>
          </table:table-cell>
          <table:table-cell office:value-type="string" calcext:value-type="string">
            <text:p>nicolas francisco</text:p>
          </table:table-cell>
          <table:table-cell office:value-type="float" office:value="30464929" calcext:value-type="float">
            <text:p>3046492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jorge</text:p>
          </table:table-cell>
          <table:table-cell office:value-type="float" office:value="30915074" calcext:value-type="float">
            <text:p>30915074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cintia</text:p>
          </table:table-cell>
          <table:table-cell office:value-type="float" office:value="30977682" calcext:value-type="float">
            <text:p>3097768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cintia</text:p>
          </table:table-cell>
          <table:table-cell office:value-type="float" office:value="30977682" calcext:value-type="float">
            <text:p>3097768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cintia</text:p>
          </table:table-cell>
          <table:table-cell office:value-type="float" office:value="30977682" calcext:value-type="float">
            <text:p>30977682</text:p>
          </table:table-cell>
          <table:table-cell office:value-type="string" calcext:value-type="string">
            <text:p>boleta de salida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cintia</text:p>
          </table:table-cell>
          <table:table-cell office:value-type="float" office:value="30977682" calcext:value-type="float">
            <text:p>3097768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4" calcext:value-type="date">
            <text:p>24/02/16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german</text:p>
          </table:table-cell>
          <table:table-cell office:value-type="float" office:value="31298688" calcext:value-type="float">
            <text:p>31298688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german</text:p>
          </table:table-cell>
          <table:table-cell office:value-type="float" office:value="31298688" calcext:value-type="float">
            <text:p>3129868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german</text:p>
          </table:table-cell>
          <table:table-cell office:value-type="float" office:value="31298688" calcext:value-type="float">
            <text:p>31298688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diez</text:p>
          </table:table-cell>
          <table:table-cell office:value-type="string" calcext:value-type="string">
            <text:p>german</text:p>
          </table:table-cell>
          <table:table-cell office:value-type="float" office:value="31298688" calcext:value-type="float">
            <text:p>31298688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office:value-type="date" office:date-value="2016-02-03" calcext:value-type="date">
            <text:p>03/02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pedersen</text:p>
          </table:table-cell>
          <table:table-cell office:value-type="string" calcext:value-type="string">
            <text:p>cristian</text:p>
          </table:table-cell>
          <table:table-cell office:value-type="float" office:value="31299383" calcext:value-type="float">
            <text:p>31299383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8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emanuel</text:p>
          </table:table-cell>
          <table:table-cell office:value-type="float" office:value="31381082" calcext:value-type="float">
            <text:p>31381082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cajade</text:p>
          </table:table-cell>
          <table:table-cell office:value-type="string" calcext:value-type="string">
            <text:p>leticia</text:p>
          </table:table-cell>
          <table:table-cell office:value-type="float" office:value="31552886" calcext:value-type="float">
            <text:p>31552886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cajade</text:p>
          </table:table-cell>
          <table:table-cell office:value-type="string" calcext:value-type="string">
            <text:p>leticia</text:p>
          </table:table-cell>
          <table:table-cell office:value-type="float" office:value="31552886" calcext:value-type="float">
            <text:p>31552886</text:p>
          </table:table-cell>
          <table:table-cell office:value-type="string" calcext:value-type="string">
            <text:p>boleta de sal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cajade</text:p>
          </table:table-cell>
          <table:table-cell office:value-type="string" calcext:value-type="string">
            <text:p>leticia</text:p>
          </table:table-cell>
          <table:table-cell office:value-type="float" office:value="31552886" calcext:value-type="float">
            <text:p>31552886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cajade</text:p>
          </table:table-cell>
          <table:table-cell office:value-type="string" calcext:value-type="string">
            <text:p>leticia</text:p>
          </table:table-cell>
          <table:table-cell office:value-type="float" office:value="31552886" calcext:value-type="float">
            <text:p>31552886</text:p>
          </table:table-cell>
          <table:table-cell table:style-name="ce4" office:value-type="string" calcext:value-type="string">
            <text:p>boleta de salida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number-columns-repeated="1017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barbera</text:p>
          </table:table-cell>
          <table:table-cell office:value-type="string" calcext:value-type="string">
            <text:p>noel</text:p>
          </table:table-cell>
          <table:table-cell office:value-type="float" office:value="31586555" calcext:value-type="float">
            <text:p>31586555</text:p>
          </table:table-cell>
          <table:table-cell office:value-type="string" calcext:value-type="string">
            <text:p>horas extras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7H00M00S" calcext:value-type="time">
            <text:p>17:00:00</text:p>
          </table:table-cell>
          <table:table-cell table:number-columns-repeated="1017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barbera</text:p>
          </table:table-cell>
          <table:table-cell office:value-type="string" calcext:value-type="string">
            <text:p>noel</text:p>
          </table:table-cell>
          <table:table-cell office:value-type="float" office:value="31586555" calcext:value-type="float">
            <text:p>315865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number-columns-repeated="1019"/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number-columns-repeated="1019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number-columns-repeated="1019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h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nacimiento hijio</text:p>
          </table:table-cell>
          <table:table-cell table:number-columns-repeated="1019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mujica</text:p>
          </table:table-cell>
          <table:table-cell office:value-type="string" calcext:value-type="string">
            <text:p>jonatan</text:p>
          </table:table-cell>
          <table:table-cell office:value-type="float" office:value="31586639" calcext:value-type="float">
            <text:p>31586639</text:p>
          </table:table-cell>
          <table:table-cell office:value-type="string" calcext:value-type="string">
            <text:p>horas gremiales</text:p>
          </table:table-cell>
          <table:table-cell office:value-type="time" office:time-value="PT12H45M00S" calcext:value-type="time">
            <text:p>12:45:00</text:p>
          </table:table-cell>
          <table:table-cell table:number-columns-repeated="1018"/>
        </table:table-row>
        <table:table-row table:style-name="ro1">
          <table:table-cell office:value-type="date" office:date-value="2016-02-12" calcext:value-type="date">
            <text:p>12/02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ariana noemi</text:p>
          </table:table-cell>
          <table:table-cell office:value-type="float" office:value="31899665" calcext:value-type="float">
            <text:p>3189966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gonzalez</text:p>
          </table:table-cell>
          <table:table-cell office:value-type="string" calcext:value-type="string">
            <text:p>mariana noemi</text:p>
          </table:table-cell>
          <table:table-cell office:value-type="float" office:value="31899665" calcext:value-type="float">
            <text:p>31899665</text:p>
          </table:table-cell>
          <table:table-cell office:value-type="string" calcext:value-type="string">
            <text:p>concurso</text:p>
          </table:table-cell>
          <table:table-cell table:number-columns-repeated="1019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6H15M00S" calcext:value-type="time">
            <text:p>16:15:00</text:p>
          </table:table-cell>
          <table:table-cell table:number-columns-repeated="1017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lozada 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concurso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pre ocupacional</text:p>
          </table:table-cell>
          <table:table-cell table:number-columns-repeated="1019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lozada</text:p>
          </table:table-cell>
          <table:table-cell office:value-type="string" calcext:value-type="string">
            <text:p>pablo</text:p>
          </table:table-cell>
          <table:table-cell office:value-type="float" office:value="32393755" calcext:value-type="float">
            <text:p>32393755</text:p>
          </table:table-cell>
          <table:table-cell office:value-type="string" calcext:value-type="string">
            <text:p>boleta de salida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baz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baz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baz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baz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ba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boleta de salida</text:p>
          </table:table-cell>
          <table:table-cell office:value-type="time" office:time-value="PT11H50M00S" calcext:value-type="time">
            <text:p>11:50:00</text:p>
          </table:table-cell>
          <table:table-cell office:value-type="time" office:time-value="PT14H50M00S" calcext:value-type="time">
            <text:p>14:50:00</text:p>
          </table:table-cell>
          <table:table-cell table:number-columns-repeated="1017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bazan</text:p>
          </table:table-cell>
          <table:table-cell office:value-type="string" calcext:value-type="string">
            <text:p>maria emilia</text:p>
          </table:table-cell>
          <table:table-cell office:value-type="float" office:value="32533293" calcext:value-type="float">
            <text:p>32533293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1" calcext:value-type="date">
            <text:p>11/03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boleta de salida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boleta de salida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6H30M00S" calcext:value-type="time">
            <text:p>16:30:00</text:p>
          </table:table-cell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cantone</text:p>
          </table:table-cell>
          <table:table-cell office:value-type="string" calcext:value-type="string">
            <text:p>analia</text:p>
          </table:table-cell>
          <table:table-cell office:value-type="float" office:value="32686180" calcext:value-type="float">
            <text:p>32686180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ojeda chirino</text:p>
          </table:table-cell>
          <table:table-cell office:value-type="string" calcext:value-type="string">
            <text:p>santiago</text:p>
          </table:table-cell>
          <table:table-cell office:value-type="float" office:value="33212183" calcext:value-type="float">
            <text:p>33212183</text:p>
          </table:table-cell>
          <table:table-cell office:value-type="string" calcext:value-type="string">
            <text:p>concurso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ojeda chirino</text:p>
          </table:table-cell>
          <table:table-cell office:value-type="string" calcext:value-type="string">
            <text:p>santiago</text:p>
          </table:table-cell>
          <table:table-cell office:value-type="float" office:value="33212183" calcext:value-type="float">
            <text:p>33212183</text:p>
          </table:table-cell>
          <table:table-cell office:value-type="string" calcext:value-type="string">
            <text:p>se retira autorizado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landero</text:p>
          </table:table-cell>
          <table:table-cell office:value-type="string" calcext:value-type="string">
            <text:p>lorena</text:p>
          </table:table-cell>
          <table:table-cell office:value-type="float" office:value="33261354" calcext:value-type="float">
            <text:p>33261354</text:p>
          </table:table-cell>
          <table:table-cell office:value-type="string" calcext:value-type="string">
            <text:p>boleta de salida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8H30M00S" calcext:value-type="time">
            <text:p>18:30:00</text:p>
          </table:table-cell>
          <table:table-cell table:number-columns-repeated="1017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26" calcext:value-type="date">
            <text:p>26/02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0" calcext:value-type="date">
            <text:p>10/03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rt 102</text:p>
          </table:table-cell>
          <table:table-cell table:number-columns-repeated="1019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souto</text:p>
          </table:table-cell>
          <table:table-cell office:value-type="string" calcext:value-type="string">
            <text:p>ramiro</text:p>
          </table:table-cell>
          <table:table-cell office:value-type="float" office:value="33640192" calcext:value-type="float">
            <text:p>33640192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05" calcext:value-type="date">
            <text:p>05/02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2H50M00S" calcext:value-type="time">
            <text:p>12:5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3-07" calcext:value-type="date">
            <text:p>07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17" calcext:value-type="date">
            <text:p>17/03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2H15M00S" calcext:value-type="time">
            <text:p>12:15:00</text:p>
          </table:table-cell>
          <table:table-cell office:value-type="time" office:time-value="PT14H30M00S" calcext:value-type="time">
            <text:p>14:30:00</text:p>
          </table:table-cell>
          <table:table-cell table:number-columns-repeated="1017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0H40M00S" calcext:value-type="time">
            <text:p>10:40:00</text:p>
          </table:table-cell>
          <table:table-cell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30M00S" calcext:value-type="time">
            <text:p>12:30:00</text:p>
          </table:table-cell>
          <table:table-cell table:number-columns-repeated="1017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compensatori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legarreta</text:p>
          </table:table-cell>
          <table:table-cell office:value-type="string" calcext:value-type="string">
            <text:p>emilia</text:p>
          </table:table-cell>
          <table:table-cell office:value-type="float" office:value="34170569" calcext:value-type="float">
            <text:p>34170569</text:p>
          </table:table-cell>
          <table:table-cell office:value-type="string" calcext:value-type="string">
            <text:p>boleta de salida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4H15M00S" calcext:value-type="time">
            <text:p>14:15:00</text:p>
          </table:table-cell>
          <table:table-cell table:number-columns-repeated="1017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feller</text:p>
          </table:table-cell>
          <table:table-cell office:value-type="string" calcext:value-type="string">
            <text:p>elena</text:p>
          </table:table-cell>
          <table:table-cell office:value-type="float" office:value="34488988" calcext:value-type="float">
            <text:p>34488988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1-07" calcext:value-type="date">
            <text:p>07/01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boleta de salida</text:p>
          </table:table-cell>
          <table:table-cell table:number-columns-repeated="1019"/>
        </table:table-row>
        <table:table-row table:style-name="ro1">
          <table:table-cell office:value-type="date" office:date-value="2016-01-08" calcext:value-type="date">
            <text:p>08/01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5" calcext:value-type="date">
            <text:p>25/02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5H00M00S" calcext:value-type="time">
            <text:p>15:00:00</text:p>
          </table:table-cell>
          <table:table-cell table:number-columns-repeated="1017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delponti</text:p>
          </table:table-cell>
          <table:table-cell office:value-type="string" calcext:value-type="string">
            <text:p>denise</text:p>
          </table:table-cell>
          <table:table-cell office:value-type="float" office:value="34513776" calcext:value-type="float">
            <text:p>34513776</text:p>
          </table:table-cell>
          <table:table-cell office:value-type="string" calcext:value-type="string">
            <text:p>cumpleaños</text:p>
          </table:table-cell>
          <table:table-cell table:number-columns-repeated="1019"/>
        </table:table-row>
        <table:table-row table:style-name="ro1">
          <table:table-cell office:value-type="date" office:date-value="2016-01-05" calcext:value-type="date">
            <text:p>05/01/16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rocio</text:p>
          </table:table-cell>
          <table:table-cell office:value-type="float" office:value="34770399" calcext:value-type="float">
            <text:p>347703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bogue</text:p>
          </table:table-cell>
          <table:table-cell office:value-type="string" calcext:value-type="string">
            <text:p>rocio</text:p>
          </table:table-cell>
          <table:table-cell office:value-type="float" office:value="34770399" calcext:value-type="float">
            <text:p>3477039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3-27" calcext:value-type="date">
            <text:p>27/03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3-28" calcext:value-type="date">
            <text:p>28/03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3-29" calcext:value-type="date">
            <text:p>29/03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02" calcext:value-type="date">
            <text:p>02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03" calcext:value-type="date">
            <text:p>03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05" calcext:value-type="date">
            <text:p>05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06" calcext:value-type="date">
            <text:p>06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09" calcext:value-type="date">
            <text:p>09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10" calcext:value-type="date">
            <text:p>10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11" calcext:value-type="date">
            <text:p>11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12" calcext:value-type="date">
            <text:p>12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14" calcext:value-type="date">
            <text:p>14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16" calcext:value-type="date">
            <text:p>16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17" calcext:value-type="date">
            <text:p>17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19" calcext:value-type="date">
            <text:p>19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23" calcext:value-type="date">
            <text:p>23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24" calcext:value-type="date">
            <text:p>24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27" calcext:value-type="date">
            <text:p>27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29" calcext:value-type="date">
            <text:p>29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30" calcext:value-type="date">
            <text:p>30/04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01" calcext:value-type="date">
            <text:p>01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04" calcext:value-type="date">
            <text:p>04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05" calcext:value-type="date">
            <text:p>05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07" calcext:value-type="date">
            <text:p>07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08" calcext:value-type="date">
            <text:p>08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11" calcext:value-type="date">
            <text:p>11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12" calcext:value-type="date">
            <text:p>12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14" calcext:value-type="date">
            <text:p>14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15" calcext:value-type="date">
            <text:p>15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20" calcext:value-type="date">
            <text:p>20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21" calcext:value-type="date">
            <text:p>21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22" calcext:value-type="date">
            <text:p>22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23" calcext:value-type="date">
            <text:p>23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24" calcext:value-type="date">
            <text:p>24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25" calcext:value-type="date">
            <text:p>25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26" calcext:value-type="date">
            <text:p>26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27" calcext:value-type="date">
            <text:p>27/05/16</text:p>
          </table:table-cell>
          <table:table-cell office:value-type="string" calcext:value-type="string">
            <text:p>sernicola</text:p>
          </table:table-cell>
          <table:table-cell office:value-type="string" calcext:value-type="string">
            <text:p>jesica</text:p>
          </table:table-cell>
          <table:table-cell office:value-type="float" office:value="36345255" calcext:value-type="float">
            <text:p>36345255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2-10" calcext:value-type="date">
            <text:p>10/02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2-29" calcext:value-type="date">
            <text:p>29/02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04" calcext:value-type="date">
            <text:p>04/03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3-30" calcext:value-type="date">
            <text:p>30/03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4-07" calcext:value-type="date">
            <text:p>07/04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waigant 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concurso</text:p>
          </table:table-cell>
          <table:table-cell table:number-columns-repeated="1019"/>
        </table:table-row>
        <table:table-row table:style-name="ro1">
          <table:table-cell office:value-type="date" office:date-value="2016-04-15" calcext:value-type="date">
            <text:p>15/04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2" calcext:value-type="date">
            <text:p>02/05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waigant</text:p>
          </table:table-cell>
          <table:table-cell office:value-type="string" calcext:value-type="string">
            <text:p>patricia</text:p>
          </table:table-cell>
          <table:table-cell office:value-type="float" office:value="36558109" calcext:value-type="float">
            <text:p>36558109</text:p>
          </table:table-cell>
          <table:table-cell office:value-type="string" calcext:value-type="string">
            <text:p>boleta de sali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00M00S" calcext:value-type="time">
            <text:p>14:00:00</text:p>
          </table:table-cell>
          <table:table-cell table:number-columns-repeated="1017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3-09" calcext:value-type="date">
            <text:p>09/03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boleta de salida</text:p>
          </table:table-cell>
          <table:table-cell office:value-type="time" office:time-value="PT11H30M00S" calcext:value-type="time">
            <text:p>11:30:00</text:p>
          </table:table-cell>
          <table:table-cell office:value-type="time" office:time-value="PT12H00M00S" calcext:value-type="time">
            <text:p>12:00:00</text:p>
          </table:table-cell>
          <table:table-cell table:number-columns-repeated="1017"/>
        </table:table-row>
        <table:table-row table:style-name="ro1">
          <table:table-cell office:value-type="date" office:date-value="2016-03-22" calcext:value-type="date">
            <text:p>22/03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justificado por medico</text:p>
          </table:table-cell>
          <table:table-cell table:number-columns-repeated="1019"/>
        </table:table-row>
        <table:table-row table:style-name="ro1">
          <table:table-cell office:value-type="date" office:date-value="2016-03-31" calcext:value-type="date">
            <text:p>31/03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01" calcext:value-type="date">
            <text:p>01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4-04" calcext:value-type="date">
            <text:p>04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4-08" calcext:value-type="date">
            <text:p>08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boleta de salida</text:p>
          </table:table-cell>
          <table:table-cell office:value-type="time" office:time-value="PT12H00M00S" calcext:value-type="time">
            <text:p>12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4-22" calcext:value-type="date">
            <text:p>22/04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13" calcext:value-type="date">
            <text:p>13/05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gianella</text:p>
          </table:table-cell>
          <table:table-cell office:value-type="string" calcext:value-type="string">
            <text:p>gisel</text:p>
          </table:table-cell>
          <table:table-cell office:value-type="float" office:value="37372209" calcext:value-type="float">
            <text:p>37372209</text:p>
          </table:table-cell>
          <table:table-cell office:value-type="string" calcext:value-type="string">
            <text:p>justificado por médico</text:p>
          </table:table-cell>
          <table:table-cell table:number-columns-repeated="1019"/>
        </table:table-row>
        <table:table-row table:style-name="ro1">
          <table:table-cell office:value-type="date" office:date-value="2016-02-19" calcext:value-type="date">
            <text:p>19/02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2-22" calcext:value-type="date">
            <text:p>22/02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2-23" calcext:value-type="date">
            <text:p>23/02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3-21" calcext:value-type="date">
            <text:p>21/03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3-23" calcext:value-type="date">
            <text:p>23/03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boleta de salida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3H00M00S" calcext:value-type="time">
            <text:p>13:00:00</text:p>
          </table:table-cell>
          <table:table-cell table:number-columns-repeated="1017"/>
        </table:table-row>
        <table:table-row table:style-name="ro1">
          <table:table-cell office:value-type="date" office:date-value="2016-04-13" calcext:value-type="date">
            <text:p>13/04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ausente con aviso</text:p>
          </table:table-cell>
          <table:table-cell table:number-columns-repeated="1019"/>
        </table:table-row>
        <table:table-row table:style-name="ro1">
          <table:table-cell office:value-type="date" office:date-value="2016-05-06" calcext:value-type="date">
            <text:p>06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5-10" calcext:value-type="date">
            <text:p>10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demarchi</text:p>
          </table:table-cell>
          <table:table-cell office:value-type="string" calcext:value-type="string">
            <text:p>narela</text:p>
          </table:table-cell>
          <table:table-cell office:value-type="float" office:value="38605186" calcext:value-type="float">
            <text:p>38605186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casajus</text:p>
          </table:table-cell>
          <table:table-cell office:value-type="string" calcext:value-type="string">
            <text:p>milagros</text:p>
          </table:table-cell>
          <table:table-cell office:value-type="float" office:value="38691745" calcext:value-type="float">
            <text:p>38691745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5-17" calcext:value-type="date">
            <text:p>17/05/16</text:p>
          </table:table-cell>
          <table:table-cell office:value-type="string" calcext:value-type="string">
            <text:p>casajus</text:p>
          </table:table-cell>
          <table:table-cell office:value-type="string" calcext:value-type="string">
            <text:p>milagros</text:p>
          </table:table-cell>
          <table:table-cell office:value-type="float" office:value="38691745" calcext:value-type="float">
            <text:p>38691745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5-18" calcext:value-type="date">
            <text:p>18/05/16</text:p>
          </table:table-cell>
          <table:table-cell office:value-type="string" calcext:value-type="string">
            <text:p>casajus</text:p>
          </table:table-cell>
          <table:table-cell office:value-type="string" calcext:value-type="string">
            <text:p>milagros</text:p>
          </table:table-cell>
          <table:table-cell office:value-type="float" office:value="38691745" calcext:value-type="float">
            <text:p>38691745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>
          <table:table-cell office:value-type="date" office:date-value="2016-05-19" calcext:value-type="date">
            <text:p>19/05/16</text:p>
          </table:table-cell>
          <table:table-cell office:value-type="string" calcext:value-type="string">
            <text:p>casajus</text:p>
          </table:table-cell>
          <table:table-cell office:value-type="string" calcext:value-type="string">
            <text:p>milagros</text:p>
          </table:table-cell>
          <table:table-cell office:value-type="float" office:value="38691745" calcext:value-type="float">
            <text:p>38691745</text:p>
          </table:table-cell>
          <table:table-cell office:value-type="string" calcext:value-type="string">
            <text:p>Pre-examen</text:p>
          </table:table-cell>
          <table:table-cell table:number-columns-repeated="1019"/>
        </table:table-row>
        <table:table-row table:style-name="ro1" table:number-rows-repeated="104783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_FilterDatabase" table:base-cell-address="$Hoja1.$A$1" table:cell-range-address="$Hoja1.$A$1:.$G$744"/>
        </table:named-expressions>
      </table:table>
      <table:named-expressions/>
      <table:database-ranges>
        <table:database-range table:name="__Anonymous_Sheet_DB__0" table:target-range-address="Hoja1.A1:Hoja1.G744" table:contains-header="false">
          <table:sort>
            <table:sort-by table:field-number="3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style:text-properties fo:color="#ff0000"/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9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1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date-style style:name="N136">
      <number:month number:textual="true"/>
      <number:text>-</number:text>
      <number:year number:style="long"/>
    </number:date-style>
    <style:style style:name="Default" style:family="table-cell">
      <style:table-cell-properties fo:padding="0.071cm" style:rotation-align="none"/>
      <style:text-properties fo:color="#000000" style:font-name="Liberation Sans" fo:font-family="'Liberation Sans'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c0c0c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fo:border="2.49pt double-thin #333333" style:border-line-width="0.018cm 0.053cm 0.018cm" fo:padding="0.071c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2.49pt double-thin #ff9900" style:border-line-width-bottom="0.018cm 0.053cm 0.018cm" fo:border-left="none" fo:padding="0.071c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fo:border="0.74pt solid #808080" fo:padding="0.071c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ntrada" style:family="table-cell" style:parent-style-name="Default">
      <style:table-cell-properties fo:background-color="#c0c0c0" fo:border="0.74pt solid #808080" fo:padding="0.071c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fo:border="0.74pt solid #c0c0c0" fo:padding="0.071cm" style:rotation-align="none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alida" style:family="table-cell" style:parent-style-name="Default">
      <style:table-cell-properties fo:background-color="#c0c0c0" fo:border="0.74pt solid #333333" fo:padding="0.071c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otal" style:family="table-cell" style:parent-style-name="Default">
      <style:table-cell-properties fo:border-bottom="2.49pt double-thin #333399" style:border-line-width-bottom="0.018cm 0.053cm 0.018cm" fo:border-left="none" fo:padding="0.071c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2.49pt solid #333399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2.49pt solid #c0c0c0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1.76pt solid #0066cc" fo:border-left="none" fo:padding="0.071c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.612cm"/>
      </style:header-style>
      <style:footer-style>
        <style:header-footer-properties fo:min-height="0.75cm" fo:margin-left="1.9cm" fo:margin-right="1.9cm" fo:margin-top="0.612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3">00/00/0000</text:date>, <text:time style:data-style-name="N2" text:time-value="09:47:55.69220444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3T11:23:15.434697080</dc:date>
    <meta:editing-duration>PT1H35M26S</meta:editing-duration>
    <meta:editing-cycles>3</meta:editing-cycles>
    <meta:generator>LibreOffice/4.3.3.2$Linux_X86_64 LibreOffice_project/430m0$Build-2</meta:generator>
    <meta:document-statistic meta:table-count="1" meta:cell-count="4180" meta:object-count="0"/>
  </office:meta>
</office:document-meta>
</file>